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c8b" officeooo:paragraph-rsid="000bec8b"/>
    </style:style>
    <style:style style:name="T1" style:family="text">
      <style:text-properties officeooo:rsid="000c0acb"/>
    </style:style>
    <style:style style:name="T2" style:family="text">
      <style:text-properties style:font-name="Liberation Serif1" officeooo:rsid="000c0acb"/>
    </style:style>
    <style:style style:name="T3" style:family="text">
      <style:text-properties style:font-name="Liberation Serif" officeooo:rsid="000c0a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 text:c="2"/>¿Cuáles son tus expectativas de la materia?</text:p>
      <text:p text:style-name="P1"/>
      <text:p text:style-name="P1"><text:s text:c="4"/>Apoyo para desarrollar el trabajo de investigación.</text:p>
      <text:p text:style-name="P1"/>
      <text:p text:style-name="P1"><text:s text:c="4"/>Recomendaciones de material relevante para mi investigación.</text:p>
      <text:p text:style-name="P1"/>
      <text:p text:style-name="P1">- <text:s text:c="2"/>¿Qué esperas aprender en la asignatura?</text:p>
      <text:p text:style-name="P1"/>
      <text:p text:style-name="P1"><text:s text:c="4"/>Metodologías de investigación para apoy<text:span text:style-name="T1">ar en la </text:span><text:span text:style-name="T3">tesis.</text:span></text:p>
      <text:p text:style-name="P1"/>
      <text:p text:style-name="P1">- <text:s text:c="2"/>¿Qué no te gustaría que ocurriera en la asignatura?</text:p>
      <text:p text:style-name="P1"/>
      <text:p text:style-name="P1"><text:s text:c="4"/>Más énfasis en la calificación que en el aprendizaje.</text:p>
      <text:p text:style-name="P1"><text:s text:c="4"/><text:span text:style-name="T1">Carga de trabajo e</text:span>xces<text:span text:style-name="T1">iva considerando la labor profesional y la otra asignatur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8T19:59:20.835857463</meta:creation-date>
    <dc:date>2021-03-28T20:15:27.151529053</dc:date>
    <meta:editing-duration>PT5M56S</meta:editing-duration>
    <meta:editing-cycles>1</meta:editing-cycles>
    <meta:document-statistic meta:table-count="0" meta:image-count="0" meta:object-count="0" meta:page-count="1" meta:paragraph-count="8" meta:word-count="68" meta:character-count="464" meta:non-whitespace-character-count="378"/>
    <meta:generator>LibreOffice/6.1.5.2$Linux_X86_64 LibreOffice_project/10$Build-2</meta:generator>
  </office:meta>
</office:document-meta>
</file>